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51ea1" officeooo:paragraph-rsid="00251ea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give the CotS the mandate to update the server to 1.21.11, </text:span>as its due for an update to unlock the new content such as netherite horse armor and nautilus armor, as well as spears and copper updates.</text:p>
      <text:p text:style-name="P1"/>
      <text:p text:style-name="P1">And proceeds.</text:p>
      <text:p text:style-name="P1"/>
      <text:p text:style-name="P1">Signed by,</text:p>
      <text:p text:style-name="P4">Nicotinhoo</text:p>
      <text:p text:style-name="P1"/>
      <text:p text:style-name="P1"/>
      <text:p text:style-name="P1"/>
      <text:p text:style-name="Standard"><text:span text:style-name="T1">[</text:span><text:span text:style-name="T2">Motion 60-3: To give the CotS the mandate to update the server to 1.21.11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2T22:00:16.692837502</dc:date>
    <meta:editing-duration>PT4M17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81" meta:character-count="461" meta:non-whitespace-character-count="387"/>
  </office:meta>
</office:document-meta>
</file>